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2">History<text:tab/>1</text:p>
          <text:p text:style-name="P1">V 0.1.0 03.oct.2023<text:tab/>1</text:p>
          <text:p text:style-name="P2">Intro<text:tab/>1</text:p>
          <text:p text:style-name="P2">Arbeitsplatz<text:tab/>1</text:p>
          <text:p text:style-name="P2">Arbeitsbedingungen<text:tab/>1</text:p>
          <text:p text:style-name="P2">Projects<text:tab/>2</text:p>
          <text:p text:style-name="P1">Ziel-Hardware<text:tab/>2</text:p>
          <text:p text:style-name="P1">Target Software<text:tab/>2</text:p>
          <text:p text:style-name="P1">Realisierungsgrad<text:tab/>2</text:p>
          <text:p text:style-name="P2">Aufgabenstellung<text:tab/>2</text:p>
          <text:p text:style-name="P1">Nebenbedingungen der SW Entwicklung<text:tab/>2</text:p>
          <text:p text:style-name="P1">Prüfungen<text:tab/>3</text:p>
          <text:p text:style-name="P1">Agil Wasserfall?<text:tab/>3</text:p>
          <text:p text:style-name="P1">Organisations Tooling <text:tab/>3</text:p>
          <text:p text:style-name="P1">Anforderungen an Fähigkeiten<text:tab/>3</text:p>
        </text:index-body>
      </text:table-of-content>
      <text:h text:style-name="Heading_20_1" text:outline-level="1">History</text:h>
      <text:h text:style-name="Heading_20_2" text:outline-level="2">V 0.1.0 03.oct.2023</text:h>
      <text:p text:style-name="Code"/>
      <text:h text:style-name="Heading_20_1" text:outline-level="1">Intro</text:h>
      <text:p text:style-name="Text_20_body">Fragen ideen zu </text:p>
      <text:p text:style-name="Text_20_body">STM 32 </text:p>
      <text:h text:style-name="Heading_20_1" text:outline-level="1">Arbeitsplatz</text:h>
      <text:p text:style-name="Text_20_body">Tisch Stuhl Computer vorhanden</text:p>
      <text:p text:style-name="Text_20_body">Mit ohne Admin Rechten an persönlichem Rechner.</text:p>
      <text:p text:style-name="Text_20_body">Wie Remote Working / Home Office: PC mit nach Hause oder Remote Einwahl in Firma … oder ...</text:p>
      <text:p text:style-name="Text_20_body"/>
      <text:h text:style-name="Heading_20_1" text:outline-level="1">Arbeitsbedingungen</text:h>
      <text:p text:style-name="Text_20_body">10:00 Uhr Arbeitsbeginn wegen S-Bahn Landwehr-Wellingsbüttel + Fahrrad</text:p>
      <text:h text:style-name="Heading_20_1" text:outline-level="1"><text:soft-page-break/>Projects</text:h>
      <text:h text:style-name="Heading_20_2" text:outline-level="2">Ziel-Hardware</text:h>
      <text:p text:style-name="Text_20_body">Physikales Zielsystem vorhanden = Gerät</text:p>
      <text:p text:style-name="Text_20_body">Hardware Interface vorhanden = Treiberplatine</text:p>
      <text:p text:style-name="Text_20_body">CPU Platine / Controller Board vorhanden</text:p>
      <text:p text:style-name="Text_20_body">Debug Test Gerät vorhanden</text:p>
      <text:h text:style-name="Heading_20_2" text:outline-level="2">Target Software</text:h>
      <text:p text:style-name="Text_20_body">Betriebssystem / Hardware Library</text:p>
      <text:p text:style-name="Text_20_body">Programmiersprache</text:p>
      <text:p text:style-name="Text_20_body">Obige Sprache direkt auf Cotroller / Betriebssystem oder auf Framework (z.B.QT)</text:p>
      <text:p text:style-name="Text_20_body">Mitbenutzte Frameworks </text:p>
      <text:p text:style-name="Text_20_body">Mitbenutzte Bibliotheken</text:p>
      <text:p text:style-name="Text_20_body">Source Code Generatoren </text:p>
      <text:p text:style-name="Text_20_body">wie(z.B. STM CUBE; MathLAB regler; CANOpen)</text:p>
      <text:h text:style-name="Heading_20_2" text:outline-level="2">Realisierungsgrad</text:h>
      <text:p text:style-name="Text_20_body">Neuprojekt</text:p>
      <text:p text:style-name="Text_20_body">Was ist fertig</text:p>
      <text:p text:style-name="Text_20_body">Was soll noch gemacht werden</text:p>
      <text:h text:style-name="Heading_20_1" text:outline-level="1">Aufgabenstellung</text:h>
      <text:p text:style-name="Text_20_body">Grundidee</text:p>
      <text:p text:style-name="Text_20_body">Präzisierungsgrad</text:p>
      <text:p text:style-name="Text_20_body">Variationen</text:p>
      <text:p text:style-name="Text_20_body">Wer stellt Anfeorderungen</text:p>
      <text:p text:style-name="Text_20_body">Gibt es Spezifikationen</text:p>
      <text:h text:style-name="Heading_20_2" text:outline-level="2">Nebenbedingungen der SW Entwicklung</text:h>
      <text:p text:style-name="Text_20_body">Reviews</text:p>
      <text:p text:style-name="Text_20_body">Wird in Quelltexte reingemeckert</text:p>
      <text:p text:style-name="Text_20_body">Lint Cobertura oder andere automatisierte Quelltext Prüf Systeme</text:p>
      <text:p text:style-name="Text_20_body">Andere Nebenbedingungen bei der SW Entwicklung</text:p>
      <text:p text:style-name="Text_20_body">IDE vorgeschrieben</text:p>
      <text:h text:style-name="Heading_20_2" text:outline-level="2"><text:soft-page-break/>Prüfungen</text:h>
      <text:p text:style-name="Text_20_body">Finden Prüfungen statt</text:p>
      <text:p text:style-name="Text_20_body">Welche Art Prüfungen finden statt</text:p>
      <text:p text:style-name="Text_20_body">Black Box</text:p>
      <text:p text:style-name="Text_20_body">White Box</text:p>
      <text:p text:style-name="Text_20_body">Kunde</text:p>
      <text:h text:style-name="Heading_20_2" text:outline-level="2">Agil Wasserfall?</text:h>
      <text:p text:style-name="Text_20_body">Sw Entwicklungs Stategien</text:p>
      <text:p text:style-name="Text_20_body">Wird was bestimmtes verwendet.</text:p>
      <text:h text:style-name="Heading_20_2" text:outline-level="2">Organisations Tooling </text:h>
      <text:p text:style-name="Text_20_body">Welche Tools:</text:p>
      <text:h text:style-name="Heading_20_2" text:outline-level="2">Anforderungen an Fähigkeiten</text:h>
      <text:p text:style-name="Text_20_body">Welch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fo:language="de" fo:country="D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i4job_Fragen.odt</text:file-name><text:tab/><text:tab/><text:date style:data-style-name="N75" text:date-value="2023-10-03T18:19:08.02">Oct 3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10-03T18:19:08</dc:date>
    <meta:editing-duration>PT11H28M</meta:editing-duration>
    <meta:editing-cycles>102</meta:editing-cycles>
    <meta:generator>OpenOffice/4.1.14$Win32 OpenOffice.org_project/4114m1$Build-9811</meta:generator>
    <meta:document-statistic meta:table-count="0" meta:image-count="0" meta:object-count="0" meta:page-count="3" meta:paragraph-count="72" meta:word-count="229" meta:character-count="1680"/>
  </office:meta>
</office:document-meta>
</file>